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f56" officeooo:paragraph-rsid="001f8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.card{</text:p>
      <text:p text:style-name="P1"><text:s text:c="2"/>display: flex;</text:p>
      <text:p text:style-name="P1"><text:s text:c="2"/>flex-direction: column;</text:p>
      <text:p text:style-name="P1"><text:s text:c="2"/>align-items: center;</text:p>
      <text:p text:style-name="P1"><text:s text:c="2"/>flex-wrap: wrap;</text:p>
      <text:p text:style-name="P1"><text:s text:c="2"/>width: 100%;</text:p>
      <text:p text:style-name="P1"><text:s text:c="2"/>margin-top: 10px;</text:p>
      <text:p text:style-name="P1"><text:s text:c="2"/>margin-bottom: 10px;</text:p>
      <text:p text:style-name="P1"><text:s text:c="2"/>background-color: rgb(239,210,166);</text:p>
      <text:p text:style-name="P1"><text:s text:c="2"/>border: 2px solid rgb(51,202,147);</text:p>
      <text:p text:style-name="P1"><text:s text:c="2"/>padding: 10px;</text:p>
      <text:p text:style-name="P1">}</text:p>
      <text:p text:style-name="P1">.avatar-external{</text:p>
      <text:p text:style-name="P1"><text:s text:c="2"/>width: 150px;</text:p>
      <text:p text:style-name="P1"><text:s text:c="2"/>height: 150px;</text:p>
      <text:p text:style-name="P1"><text:s text:c="2"/>margin-top: 20px;</text:p>
      <text:p text:style-name="P1"><text:s text:c="2"/>border-radius: 50%;</text:p>
      <text:p text:style-name="P1"><text:s text:c="2"/>border: 2px solid rgb(36,73,56);</text:p>
      <text:p text:style-name="P1"><text:s text:c="2"/>overflow: hidden;</text:p>
      <text:p text:style-name="P1"><text:s text:c="2"/>background-color: red;</text:p>
      <text:p text:style-name="P1">}</text:p>
      <text:p text:style-name="P1"/>
      <text:p text:style-name="P1">.avatar{</text:p>
      <text:p text:style-name="P1"><text:s text:c="2"/>width: 100%;</text:p>
      <text:p text:style-name="P1"/>
      <text:p text:style-name="P1">}</text:p>
      <text:p text:style-name="P1">.avatar-name{</text:p>
      <text:p text:style-name="P1"><text:s text:c="2"/>margin-top: 0;</text:p>
      <text:p text:style-name="P1"><text:s text:c="2"/>margin-bottom: 0;</text:p>
      <text:p text:style-name="P1"><text:s text:c="2"/>color: rgb(36,73,56);</text:p>
      <text:p text:style-name="P1">}</text:p>
      <text:p text:style-name="P1"/>
      <text:p text:style-name="P1">.icons-personal{</text:p>
      <text:p text:style-name="P1"><text:s text:c="2"/>width: 20px;</text:p>
      <text:p text:style-name="P1">}</text:p>
      <text:p text:style-name="P1">.personal-info{</text:p>
      <text:p text:style-name="P1"><text:s text:c="2"/>font-size: 1.1em;</text:p>
      <text:p text:style-name="P1"><text:s text:c="2"/>margin-top: 0;</text:p>
      <text:p text:style-name="P1"><text:s text:c="2"/>color: rgb(36,73,56);</text:p>
      <text:p text:style-name="P1"><text:s text:c="2"/>padding-bottom: 10px;</text:p>
      <text:p text:style-name="P1">}</text:p>
      <text:p text:style-name="P1"/>
      <text:p text:style-name="P1"/>
      <text:p text:style-name="P1">@media (min-width: 780px) {</text:p>
      <text:p text:style-name="P1"><text:s text:c="2"/>.card-list{</text:p>
      <text:p text:style-name="P1"><text:s text:c="4"/>display: flex;</text:p>
      <text:p text:style-name="P1"><text:s text:c="4"/>flex-direction: row;</text:p>
      <text:p text:style-name="P1"><text:s text:c="4"/>flex-wrap: wrap;</text:p>
      <text:p text:style-name="P1"><text:s text:c="4"/>justify-content: center;</text:p>
      <text:p text:style-name="P1"><text:s text:c="2"/>}</text:p>
      <text:p text:style-name="P1"/>
      <text:p text:style-name="P1"><text:soft-page-break/><text:s text:c="2"/>.card{</text:p>
      <text:p text:style-name="P1"><text:s text:c="4"/>display: flex;</text:p>
      <text:p text:style-name="P1"><text:s text:c="4"/>flex-direction: column;</text:p>
      <text:p text:style-name="P1"><text:s text:c="4"/>align-items: center;</text:p>
      <text:p text:style-name="P1"><text:s text:c="4"/>width:30%;</text:p>
      <text:p text:style-name="P1"><text:s text:c="4"/>margin: 5px;</text:p>
      <text:p text:style-name="P1"><text:s text:c="4"/>background-color: rgb(239,210,166);</text:p>
      <text:p text:style-name="P1"><text:s text:c="4"/>border: 2px solid rgb(51,202,147);</text:p>
      <text:p text:style-name="P1"><text:s text:c="4"/>padding: 10px;</text:p>
      <text:p text:style-name="P1"><text:s text:c="2"/>}</text:p>
      <text:p text:style-name="P1"><text:s text:c="2"/>.avatar-external{</text:p>
      <text:p text:style-name="P1"><text:s text:c="4"/>width: 150px;</text:p>
      <text:p text:style-name="P1"><text:s text:c="4"/>height: 150px;</text:p>
      <text:p text:style-name="P1"><text:s text:c="4"/>margin-top: 20px;</text:p>
      <text:p text:style-name="P1"><text:s text:c="4"/>border-radius: 50%;</text:p>
      <text:p text:style-name="P1"><text:s text:c="4"/>border: 2px solid rgb(36,73,56);</text:p>
      <text:p text:style-name="P1"><text:s text:c="4"/>overflow: hidden;</text:p>
      <text:p text:style-name="P1"><text:s text:c="4"/>background-color: red;</text:p>
      <text:p text:style-name="P1"><text:s text:c="2"/>}</text:p>
      <text:p text:style-name="P1"/>
      <text:p text:style-name="P1"><text:s text:c="2"/>.avatar{</text:p>
      <text:p text:style-name="P1"><text:s text:c="4"/>width: 100%;</text:p>
      <text:p text:style-name="P1"/>
      <text:p text:style-name="P1"><text:s text:c="2"/>}</text:p>
      <text:p text:style-name="P1"><text:s text:c="2"/>.avatar-name{</text:p>
      <text:p text:style-name="P1"><text:s text:c="4"/>margin-top: 0;</text:p>
      <text:p text:style-name="P1"><text:s text:c="4"/>margin-bottom: 0;</text:p>
      <text:p text:style-name="P1"><text:s text:c="4"/>color: rgb(36,73,56);</text:p>
      <text:p text:style-name="P1"><text:s text:c="2"/>}</text:p>
      <text:p text:style-name="P1"/>
      <text:p text:style-name="P1"><text:s text:c="2"/>.icons-personal{</text:p>
      <text:p text:style-name="P1"><text:s text:c="4"/>width: 20px;</text:p>
      <text:p text:style-name="P1"><text:s text:c="2"/>}</text:p>
      <text:p text:style-name="P1"><text:s text:c="2"/>.personal-info{</text:p>
      <text:p text:style-name="P1"><text:s text:c="4"/>font-size: 1.1em;</text:p>
      <text:p text:style-name="P1"><text:s text:c="4"/>margin-top: 0;</text:p>
      <text:p text:style-name="P1"><text:s text:c="4"/>color: rgb(36,73,56);</text:p>
      <text:p text:style-name="P1"><text:s text:c="4"/>padding-bottom: 10px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20:31:18.335385848</meta:creation-date>
    <dc:date>2017-04-21T20:31:32.760842197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82" meta:word-count="146" meta:character-count="1401" meta:non-whitespace-character-count="1145"/>
  </office:meta>
</office:document-meta>
</file>